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fo:font-weight="bold" officeooo:paragraph-rsid="00187b75" style:font-size-asian="11pt" style:font-weight-asian="bold" style:font-size-complex="11pt"/>
    </style:style>
    <style:style style:name="P2" style:family="paragraph" style:parent-style-name="Standard">
      <style:paragraph-properties fo:margin-top="0cm" fo:margin-bottom="0cm" loext:contextual-spacing="false" fo:line-height="100%" fo:text-align="center" style:justify-single-word="false"/>
      <style:text-properties fo:font-size="11pt" fo:language="fr" fo:country="FR" fo:font-weight="bold" officeooo:paragraph-rsid="00197595" style:font-size-asian="11pt" style:font-weight-asian="bold"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fo:font-weight="bold" officeooo:rsid="00187b75" officeooo:paragraph-rsid="00187b75" style:font-size-asian="11pt" style:font-weight-asian="bold" style:font-size-complex="11pt" style:font-weight-complex="bold"/>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fo:font-weight="bold" officeooo:rsid="00187b75" officeooo:paragraph-rsid="00188464" style:font-size-asian="11pt" style:font-weight-asian="bold" style:font-size-complex="11pt" style:font-weight-complex="bold"/>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7b75" style:font-size-asian="11pt" style:font-size-complex="11pt"/>
    </style:style>
    <style:style style:name="P6" style:family="paragraph" style:parent-style-name="Standard">
      <style:paragraph-properties fo:margin-top="0cm" fo:margin-bottom="0cm" loext:contextual-spacing="false"/>
      <style:text-properties fo:font-size="11pt" fo:language="fr" fo:country="FR" officeooo:paragraph-rsid="00187b75"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187b75" officeooo:paragraph-rsid="00187b75"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187b75" officeooo:paragraph-rsid="00188464"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1c4142" officeooo:paragraph-rsid="001c4142"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1c4142" officeooo:paragraph-rsid="001caa81" style:font-size-asian="11pt" style:font-size-complex="11pt"/>
    </style:style>
    <style:style style:name="P11" style:family="paragraph" style:parent-style-name="Standard" style:master-page-name="Standard">
      <style:paragraph-properties fo:margin-top="0cm" fo:margin-bottom="0cm" loext:contextual-spacing="false" fo:line-height="100%" fo:text-align="center" style:justify-single-word="false" style:page-number="1"/>
      <style:text-properties fo:font-size="14pt" fo:language="fr" fo:country="FR" fo:font-weight="bold" officeooo:paragraph-rsid="00197595" style:font-size-asian="14pt" style:font-weight-asian="bold" style:font-size-complex="14pt"/>
    </style:style>
    <style:style style:name="P12" style:family="paragraph" style:parent-style-name="Standard" style:list-style-name="WWNum13">
      <style:paragraph-properties fo:margin-left="3.81cm" fo:margin-right="0cm" fo:margin-top="0cm" fo:margin-bottom="0cm" loext:contextual-spacing="true" fo:line-height="100%" fo:text-align="justify" style:justify-single-word="false" fo:text-indent="-0.635cm" style:auto-text-indent="false"/>
      <style:text-properties fo:font-size="11pt" fo:language="fr" fo:country="FR" officeooo:rsid="0006aa88" officeooo:paragraph-rsid="00187b75" style:font-size-asian="11pt" style:font-size-complex="11pt"/>
    </style:style>
    <style:style style:name="P13" style:family="paragraph" style:parent-style-name="Standard" style:list-style-name="WWNum13">
      <style:paragraph-properties fo:margin-left="3.81cm" fo:margin-right="0cm" fo:margin-top="0cm" fo:margin-bottom="0cm" loext:contextual-spacing="true" fo:line-height="100%" fo:text-align="justify" style:justify-single-word="false" fo:text-indent="-0.635cm" style:auto-text-indent="false"/>
      <style:text-properties fo:font-size="11pt" fo:language="fr" fo:country="FR" officeooo:paragraph-rsid="00187b75" style:font-size-asian="11pt" style:font-size-complex="11pt"/>
    </style:style>
    <style:style style:name="T1" style:family="text">
      <style:text-properties officeooo:rsid="000c56f8"/>
    </style:style>
    <style:style style:name="T2" style:family="text">
      <style:text-properties fo:font-style="italic" style:font-style-asian="italic" style:font-style-complex="italic"/>
    </style:style>
    <style:style style:name="T3" style:family="text">
      <style:text-properties officeooo:rsid="00093bd6"/>
    </style:style>
    <style:style style:name="T4" style:family="text">
      <style:text-properties officeooo:rsid="0007d957"/>
    </style:style>
    <style:style style:name="T5" style:family="text">
      <style:text-properties fo:font-weight="bold" style:font-weight-asian="bold"/>
    </style:style>
    <style:style style:name="T6" style:family="text">
      <style:text-properties officeooo:rsid="000b1a97"/>
    </style:style>
    <style:style style:name="T7" style:family="text">
      <style:text-properties officeooo:rsid="000d08cc"/>
    </style:style>
    <style:style style:name="T8" style:family="text">
      <style:text-properties officeooo:rsid="00197595"/>
    </style:style>
    <style:style style:name="T9" style:family="text">
      <style:text-properties officeooo:rsid="001b61f0"/>
    </style:style>
    <style:style style:name="T10" style:family="text">
      <style:text-properties officeooo:rsid="001caa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8">P</text:span>rojet Cassiopée</text:p>
      <text:p text:style-name="P2">Développement d'un DATABASE FIREWALL (DBF)</text:p>
      <text:p text:style-name="P1"/>
      <text:p text:style-name="P1"/>
      <text:p text:style-name="P1"/>
      <text:p text:style-name="P1"/>
      <text:p text:style-name="P1">Ce projet dans l’actualité :</text:p>
      <text:p text:style-name="P5"/>
      <text:p text:style-name="P5"><text:tab/>Les injections SQL font parties des attaques les plus utilisées et les plus performantes à l'heure actuelle sur le web. On les retrouve notamment dans le top 10 des attaques les plus utilisées selon l'OWASP. Cela est dû a deux choses :</text:p>
      <text:p text:style-name="P5"/>
      <text:list xml:id="list1947112978920268535" text:style-name="WWNum13">
        <text:list-item>
          <text:p text:style-name="P12">La plupart des développeurs ne testent pas <text:span text:style-name="T1">suffisamment</text:span> leur code et/ou ne suivent pas correctement les bonnes pratiques de sécurité liées au filtrage d'entrée, au<text:span text:style-name="T1">x</text:span> <text:span text:style-name="T2">prepared statements</text:span>...</text:p>
        </text:list-item>
      </text:list>
      <text:p text:style-name="P6"><text:tab/></text:p>
      <text:list xml:id="list150823757883768" text:continue-numbering="true" text:style-name="WWNum13">
        <text:list-item>
          <text:p text:style-name="P13">Les outils les plus utilisés tels que les WAF(Web Application Firewall) ne sont pas suffisamment performant<text:span text:style-name="T3">s</text:span> <text:span text:style-name="T4">puisqu'ils doivent gérer une infinité de requêtes sous différentes formes, parfois mêmes offusquées</text:span>.</text:p>
        </text:list-item>
      </text:list>
      <text:p text:style-name="P5"/>
      <text:p text:style-name="P5"><text:tab/>Il existe cependant un outil plus performant que le WAF : le <text:span text:style-name="T5">DATABASE FIREWALL</text:span>.</text:p>
      <text:p text:style-name="P5">Celui-ci ne se place pas entre le serveur de l’application et le client, contrairement au WAF, mais entre le serveur de l’application et la/les base(s) de données.</text:p>
      <text:p text:style-name="P5"><text:tab/>Là ou le WAF échouait car les possibilités de messages envoyés via le formulaire du site sont infinies (notamment à cause des tautologies et de l'o<text:span text:style-name="T3">f</text:span>fuscation de code), le DBF lui, reçoit des requêtes SQL complètes, déjà traduites, qui sont plus simples à analyser. <text:span text:style-name="T6">Finalement, en étant au plus proche de la base de données, le DBF va pouvoir d'avantage comprendre la requête et ainsi être plus efficace que le WAF dans son filtrage.</text:span></text:p>
      <text:p text:style-name="P5"><text:tab/>Aujourd’hui il existe quelques propositions de DBF, notamment la solution “Audit Vault and Database Firewall” d’Oracle qui a un coût important ou encore la solution OpenSource “greensql” <text:span text:style-name="T7">qui n'est plus suivit par la communauté open source mais a été reprit par une entreprise Israelienne</text:span>.</text:p>
      <text:p text:style-name="P5"/>
      <text:p text:style-name="P5"><text:tab/>Pendant ce projet, nous nous appliquerons donc à développer un Database Firewall (DBF), à l’intégrer au sein d’une infrastructure faillible, et à tester ses capacités.</text:p>
      <text:p text:style-name="P5"/>
      <text:p text:style-name="P5"/>
      <text:p text:style-name="P3">Innovation :</text:p>
      <text:p text:style-name="P7"/>
      <text:p text:style-name="P7">Contrairement aux autres DBF existant qui ne traitent que les inputs, notre DBF filtrera les inputs et les outputs. Cela permettra de s'assurer qu'aucune information compromettante ne sera retourné à l'attaquant. Nous pourrons ainsi quantifier les biens faits de cette méthodes en terme de sécurité et les comparer aux pertes de performances temporelles <text:span text:style-name="T9">que cela occasionnera</text:span>. </text:p>
      <text:p text:style-name="P7"/>
      <text:p text:style-name="P10">Nous voulons également que notre outil fonctionne sur un système de whitelist et non pas de blacklist. <text:span text:style-name="T10">En effet, le système de whitelist, qui nécessite une connaissance de son application, est beaucoup plus sécurisé que le système de blacklist, qui demande moins de connaissances. </text:span></text:p>
      <text:p text:style-name="P10"><text:span text:style-name="T10">Aujourd'hui, les IDS fonctionnant sur le système de whitelist utilisent les machines learning. Nous ne désirons pas mettre en place un tel système. Nous allons ainsi implémenter un mécanisme de whitelist qui </text:span><text:s/>n'utilise pas de systèmes de machine learning. </text:p>
      <text:p text:style-name="P9"/>
      <text:p text:style-name="P9"><text:s text:c="3"/></text:p>
      <text:p text:style-name="P7"/>
      <text:p text:style-name="P7"/>
      <text:p text:style-name="P7"/>
      <text:p text:style-name="P7"/>
      <text:p text:style-name="P7"/>
      <text:p text:style-name="P7"/>
      <text:p text:style-name="P4"><text:soft-page-break/>Organisation du projet :</text:p>
      <text:p text:style-name="P8"/>
      <text:p text:style-name="P8"><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text:style-name="ListLabel_20_109"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5.715cm" fo:margin-left="6.35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9.525cm" fo:margin-left="10.16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13.3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3-13T13:52:54.402000468</meta:creation-date>
    <dc:date>2017-03-13T15:08:21.557950675</dc:date>
    <dc:creator>menguy </dc:creator>
    <meta:editing-duration>PT1H14S</meta:editing-duration>
    <meta:editing-cycles>7</meta:editing-cycles>
    <meta:generator>LibreOffice/4.4.6.3$Linux_X86_64 LibreOffice_project/40m0$Build-3</meta:generator>
    <meta:document-statistic meta:table-count="0" meta:image-count="0" meta:object-count="0" meta:page-count="2" meta:paragraph-count="19" meta:word-count="441" meta:character-count="2811" meta:non-whitespace-character-count="2373"/>
  </office:meta>
</office:document-meta>
</file>